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00000000246000000D352F2362C.png" manifest:media-type="image/png"/>
  <manifest:file-entry manifest:full-path="Object 3/Pictures/2000000600003C0B000015B2342D1608.svm" manifest:media-type="image/x-svm"/>
  <manifest:file-entry manifest:full-path="Object 3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 table:null-year="1950"/>
      <table:table table:name="Sheet1" table:style-name="ta1">
        <table:shapes>
          <draw:frame draw:z-index="0" draw:style-name="gr1" draw:text-style-name="P1" svg:width="7.6252in" svg:height="3.4016in" svg:x="0in" svg:y="2.0689in">
            <draw:object draw:notify-on-update-of-ranges="Sheet1.A4:Sheet1.A4 Sheet1.A5:Sheet1.A11 Sheet1.B4:Sheet1.B4 Sheet1.B5:Sheet1.B11 Sheet1.C4:Sheet1.C4 Sheet1.C5:Sheet1.C11 Sheet1.D4:Sheet1.D4 Sheet1.D5:Sheet1.D11 Sheet1.E4:Sheet1.E4 Sheet1.E5:Sheet1.E11 Sheet1.F4:Sheet1.F4 Sheet1.F5:Sheet1.F11 Sheet1.G4:Sheet1.G4 Sheet1.G5:Sheet1.G11 Sheet1.H4:Sheet1.H4 Sheet1.H5:Sheet1.H11 Sheet1.I4:Sheet1.I4 Sheet1.I5:Sheet1.I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.3776in" svg:height="4.6972in" svg:x="0.1606in" svg:y="8.1461in">
            <draw:object draw:notify-on-update-of-ranges="Sheet1.A38:Sheet1.A38 Sheet1.A39:Sheet1.A45 Sheet1.B38:Sheet1.B38 Sheet1.B39:Sheet1.B45 Sheet1.C38:Sheet1.C38 Sheet1.C39:Sheet1.C45 Sheet1.D38:Sheet1.D38 Sheet1.D39:Sheet1.D45 Sheet1.E38:Sheet1.E38 Sheet1.E39:Sheet1.E45 Sheet1.F38:Sheet1.F38 Sheet1.F39:Sheet1.F45 Sheet1.G38:Sheet1.G38 Sheet1.G39:Sheet1.G45 Sheet1.H38:Sheet1.H38 Sheet1.H39:Sheet1.H45 Sheet1.I38:Sheet1.I38 Sheet1.I39:Sheet1.I45 Sheet1.J38:Sheet1.J38 Sheet1.J39:Sheet1.J45 Sheet1.K38:Sheet1.K38 Sheet1.K39:Sheet1.K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0508in" svg:height="2.1858in" svg:x="8.3748in" svg:y="0.2823in">
            <draw:object draw:notify-on-update-of-ranges="Sheet1.A4:Sheet1.A4 Sheet1.A5:Sheet1.A11 Sheet1.B4:Sheet1.B4 Sheet1.B5:Sheet1.B11 Sheet1.C4:Sheet1.C4 Sheet1.C5:Sheet1.C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5.9331in" svg:height="2.4051in" svg:x="8.4606in" svg:y="2.5831in">
            <draw:object draw:notify-on-update-of-ranges="Sheet1.A4:Sheet1.A4 Sheet1.A5:Sheet1.A11 Sheet1.D4:Sheet1.D4 Sheet1.D5:Sheet1.D11 Sheet1.E4:Sheet1.E4 Sheet1.E5:Sheet1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3189in" svg:height="2.1543in" svg:x="14.8323in" svg:y="0.3346in">
            <draw:object draw:notify-on-update-of-ranges="Sheet1.A4:Sheet1.A4 Sheet1.A5:Sheet1.A11 Sheet1.F4:Sheet1.F4 Sheet1.F5:Sheet1.F11 Sheet1.G4:Sheet1.G4 Sheet1.G5:Sheet1.G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72in" svg:height="2.3528in" svg:x="14.7898in" svg:y="2.7295in">
            <draw:object draw:notify-on-update-of-ranges="Sheet1.A4:Sheet1.A4 Sheet1.A5:Sheet1.A11 Sheet1.H4:Sheet1.H4 Sheet1.H5:Sheet1.H11 Sheet1.I4:Sheet1.I4 Sheet1.I5:Sheet1.I1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72in" svg:height="2.0496in" svg:x="10.7524in" svg:y="6.1594in">
            <draw:object draw:notify-on-update-of-ranges="Sheet1.A38:Sheet1.A38 Sheet1.A39:Sheet1.A45 Sheet1.B38:Sheet1.B38 Sheet1.B39:Sheet1.B45 Sheet1.C38:Sheet1.C38 Sheet1.C39:Sheet1.C4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72in" svg:height="2.0079in" svg:x="10.7736in" svg:y="8.4181in">
            <draw:object draw:notify-on-update-of-ranges="Sheet1.A38:Sheet1.A38 Sheet1.A39:Sheet1.A45 Sheet1.D38:Sheet1.D38 Sheet1.D39:Sheet1.D45 Sheet1.E38:Sheet1.E38 Sheet1.E39:Sheet1.E4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72in" svg:height="1.9976in" svg:x="17.285in" svg:y="6.2114in">
            <draw:object draw:notify-on-update-of-ranges="Sheet1.A38:Sheet1.A38 Sheet1.A39:Sheet1.A45 Sheet1.F38:Sheet1.F38 Sheet1.F39:Sheet1.F45 Sheet1.G38:Sheet1.G38 Sheet1.G39:Sheet1.G45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972in" svg:height="1.9555in" svg:x="17.3921in" svg:y="8.45in">
            <draw:object draw:notify-on-update-of-ranges="Sheet1.A38:Sheet1.A38 Sheet1.A39:Sheet1.A45 Sheet1.H38:Sheet1.H38 Sheet1.H39:Sheet1.H45 Sheet1.I38:Sheet1.I38 Sheet1.I39:Sheet1.I4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3in" svg:height="2.8201in" svg:x="24.1705in" svg:y="7.4098in">
            <draw:object draw:notify-on-update-of-ranges="Sheet1.A38:Sheet1.A38 Sheet1.A39:Sheet1.A45 Sheet1.J38:Sheet1.J38 Sheet1.J39:Sheet1.J45 Sheet1.K38:Sheet1.K38 Sheet1.K39:Sheet1.K4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30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row table:style-name="ro1" table:number-rows-repeated="2">
          <table:table-cell table:number-columns-repeated="30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typed buff : uint32_t</text:p>
          </table:table-cell>
          <table:table-cell table:number-columns-repeated="29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items</text:p>
          </table:table-cell>
          <table:table-cell office:value-type="string" calcext:value-type="string">
            <text:p>buf_seq_w</text:p>
          </table:table-cell>
          <table:table-cell office:value-type="string" calcext:value-type="string">
            <text:p>cbuf_seq_w</text:p>
          </table:table-cell>
          <table:table-cell office:value-type="string" calcext:value-type="string">
            <text:p>buf_seq_r</text:p>
          </table:table-cell>
          <table:table-cell office:value-type="string" calcext:value-type="string">
            <text:p>cbuf_seq_r</text:p>
          </table:table-cell>
          <table:table-cell office:value-type="string" calcext:value-type="string">
            <text:p>buf_wrap_w</text:p>
          </table:table-cell>
          <table:table-cell office:value-type="string" calcext:value-type="string">
            <text:p>cbuf_wrap_w</text:p>
          </table:table-cell>
          <table:table-cell office:value-type="string" calcext:value-type="string">
            <text:p>buf_wrap_r</text:p>
          </table:table-cell>
          <table:table-cell office:value-type="string" calcext:value-type="string">
            <text:p>cbuf_wrap_r</text:p>
          </table:table-cell>
          <table:table-cell table:number-columns-repeated="21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style-name="ce1" office:value-type="float" office:value="29.919194" calcext:value-type="float">
            <text:p>29.919194</text:p>
          </table:table-cell>
          <table:table-cell table:style-name="ce1" office:value-type="float" office:value="40.049315" calcext:value-type="float">
            <text:p>40.049315</text:p>
          </table:table-cell>
          <table:table-cell table:style-name="ce1" office:value-type="float" office:value="26.262976" calcext:value-type="float">
            <text:p>26.262976</text:p>
          </table:table-cell>
          <table:table-cell office:value-type="float" office:value="28.204786" calcext:value-type="float">
            <text:p>28.204786</text:p>
          </table:table-cell>
          <table:table-cell office:value-type="float" office:value="7.396408" calcext:value-type="float">
            <text:p>7.396408</text:p>
          </table:table-cell>
          <table:table-cell office:value-type="float" office:value="40.154708" calcext:value-type="float">
            <text:p>40.154708</text:p>
          </table:table-cell>
          <table:table-cell office:value-type="float" office:value="7.183987" calcext:value-type="float">
            <text:p>7.183987</text:p>
          </table:table-cell>
          <table:table-cell office:value-type="float" office:value="28.204786" calcext:value-type="float">
            <text:p>28.204786</text:p>
          </table:table-cell>
          <table:table-cell table:number-columns-repeated="24"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style-name="ce1" office:value-type="float" office:value="29.396824" calcext:value-type="float">
            <text:p>29.396824</text:p>
          </table:table-cell>
          <table:table-cell table:style-name="ce1" office:value-type="float" office:value="41.372755" calcext:value-type="float">
            <text:p>41.372755</text:p>
          </table:table-cell>
          <table:table-cell table:style-name="ce1" office:value-type="float" office:value="26.516849" calcext:value-type="float">
            <text:p>26.516849</text:p>
          </table:table-cell>
          <table:table-cell office:value-type="float" office:value="28.909488" calcext:value-type="float">
            <text:p>28.909488</text:p>
          </table:table-cell>
          <table:table-cell office:value-type="float" office:value="8.047619" calcext:value-type="float">
            <text:p>8.047619</text:p>
          </table:table-cell>
          <table:table-cell office:value-type="float" office:value="41.302762" calcext:value-type="float">
            <text:p>41.302762</text:p>
          </table:table-cell>
          <table:table-cell office:value-type="float" office:value="7.246034" calcext:value-type="float">
            <text:p>7.246034</text:p>
          </table:table-cell>
          <table:table-cell office:value-type="float" office:value="26.690787" calcext:value-type="float">
            <text:p>26.690787</text:p>
          </table:table-cell>
          <table:table-cell table:number-columns-repeated="24"/>
        </table:table-row>
        <table:table-row table:style-name="ro1">
          <table:table-cell office:value-type="float" office:value="524288" calcext:value-type="float">
            <text:p>524288</text:p>
          </table:table-cell>
          <table:table-cell table:style-name="ce1" office:value-type="float" office:value="26.062169" calcext:value-type="float">
            <text:p>26.062169</text:p>
          </table:table-cell>
          <table:table-cell table:style-name="ce1" office:value-type="float" office:value="36.900848" calcext:value-type="float">
            <text:p>36.900848</text:p>
          </table:table-cell>
          <table:table-cell table:style-name="ce1" office:value-type="float" office:value="25.745423" calcext:value-type="float">
            <text:p>25.745423</text:p>
          </table:table-cell>
          <table:table-cell office:value-type="float" office:value="27.495636" calcext:value-type="float">
            <text:p>27.495636</text:p>
          </table:table-cell>
          <table:table-cell office:value-type="float" office:value="7.485761" calcext:value-type="float">
            <text:p>7.485761</text:p>
          </table:table-cell>
          <table:table-cell office:value-type="float" office:value="38.232099" calcext:value-type="float">
            <text:p>38.232099</text:p>
          </table:table-cell>
          <table:table-cell office:value-type="float" office:value="7.244583" calcext:value-type="float">
            <text:p>7.244583</text:p>
          </table:table-cell>
          <table:table-cell office:value-type="float" office:value="28.901788" calcext:value-type="float">
            <text:p>28.901788</text:p>
          </table:table-cell>
          <table:table-cell table:number-columns-repeated="24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table:style-name="ce1" office:value-type="float" office:value="9.210861" calcext:value-type="float">
            <text:p>9.210861</text:p>
          </table:table-cell>
          <table:table-cell table:style-name="ce1" office:value-type="float" office:value="8.888684" calcext:value-type="float">
            <text:p>8.888684</text:p>
          </table:table-cell>
          <table:table-cell table:style-name="ce1" office:value-type="float" office:value="16.888003" calcext:value-type="float">
            <text:p>16.888003</text:p>
          </table:table-cell>
          <table:table-cell office:value-type="float" office:value="16.049592" calcext:value-type="float">
            <text:p>16.049592</text:p>
          </table:table-cell>
          <table:table-cell office:value-type="float" office:value="6.669612" calcext:value-type="float">
            <text:p>6.669612</text:p>
          </table:table-cell>
          <table:table-cell office:value-type="float" office:value="8.912509" calcext:value-type="float">
            <text:p>8.912509</text:p>
          </table:table-cell>
          <table:table-cell office:value-type="float" office:value="6.951687" calcext:value-type="float">
            <text:p>6.951687</text:p>
          </table:table-cell>
          <table:table-cell office:value-type="float" office:value="16.127101" calcext:value-type="float">
            <text:p>16.127101</text:p>
          </table:table-cell>
          <table:table-cell table:number-columns-repeated="24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table:style-name="ce1" office:value-type="float" office:value="9.284116" calcext:value-type="float">
            <text:p>9.284116</text:p>
          </table:table-cell>
          <table:table-cell table:style-name="ce1" office:value-type="float" office:value="8.81015" calcext:value-type="float">
            <text:p>8.81015</text:p>
          </table:table-cell>
          <table:table-cell table:style-name="ce1" office:value-type="float" office:value="16.692582" calcext:value-type="float">
            <text:p>16.692582</text:p>
          </table:table-cell>
          <table:table-cell office:value-type="float" office:value="15.813217" calcext:value-type="float">
            <text:p>15.813217</text:p>
          </table:table-cell>
          <table:table-cell office:value-type="float" office:value="6.626028" calcext:value-type="float">
            <text:p>6.626028</text:p>
          </table:table-cell>
          <table:table-cell office:value-type="float" office:value="8.787737" calcext:value-type="float">
            <text:p>8.787737</text:p>
          </table:table-cell>
          <table:table-cell office:value-type="float" office:value="6.872119" calcext:value-type="float">
            <text:p>6.872119</text:p>
          </table:table-cell>
          <table:table-cell office:value-type="float" office:value="15.921871" calcext:value-type="float">
            <text:p>15.921871</text:p>
          </table:table-cell>
          <table:table-cell table:number-columns-repeated="24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table:style-name="ce1" office:value-type="float" office:value="9.367697" calcext:value-type="float">
            <text:p>9.367697</text:p>
          </table:table-cell>
          <table:table-cell table:style-name="ce1" office:value-type="float" office:value="8.795319" calcext:value-type="float">
            <text:p>8.795319</text:p>
          </table:table-cell>
          <table:table-cell table:style-name="ce1" office:value-type="float" office:value="16.700763" calcext:value-type="float">
            <text:p>16.700763</text:p>
          </table:table-cell>
          <table:table-cell office:value-type="float" office:value="15.646118" calcext:value-type="float">
            <text:p>15.646118</text:p>
          </table:table-cell>
          <table:table-cell office:value-type="float" office:value="6.694382" calcext:value-type="float">
            <text:p>6.694382</text:p>
          </table:table-cell>
          <table:table-cell office:value-type="float" office:value="8.751075" calcext:value-type="float">
            <text:p>8.751075</text:p>
          </table:table-cell>
          <table:table-cell office:value-type="float" office:value="6.875072" calcext:value-type="float">
            <text:p>6.875072</text:p>
          </table:table-cell>
          <table:table-cell office:value-type="float" office:value="15.859092" calcext:value-type="float">
            <text:p>15.859092</text:p>
          </table:table-cell>
          <table:table-cell table:number-columns-repeated="24"/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table:style-name="ce1" office:value-type="float" office:value="9.359736" calcext:value-type="float">
            <text:p>9.359736</text:p>
          </table:table-cell>
          <table:table-cell table:style-name="ce1" office:value-type="float" office:value="8.818063" calcext:value-type="float">
            <text:p>8.818063</text:p>
          </table:table-cell>
          <table:table-cell table:style-name="ce1" office:value-type="float" office:value="16.490597" calcext:value-type="float">
            <text:p>16.490597</text:p>
          </table:table-cell>
          <table:table-cell office:value-type="float" office:value="15.774376" calcext:value-type="float">
            <text:p>15.774376</text:p>
          </table:table-cell>
          <table:table-cell office:value-type="float" office:value="6.601581" calcext:value-type="float">
            <text:p>6.601581</text:p>
          </table:table-cell>
          <table:table-cell office:value-type="float" office:value="8.835133" calcext:value-type="float">
            <text:p>8.835133</text:p>
          </table:table-cell>
          <table:table-cell office:value-type="float" office:value="6.708362" calcext:value-type="float">
            <text:p>6.708362</text:p>
          </table:table-cell>
          <table:table-cell office:value-type="float" office:value="15.81169" calcext:value-type="float">
            <text:p>15.81169</text:p>
          </table:table-cell>
          <table:table-cell table:number-columns-repeated="24"/>
        </table:table-row>
        <table:table-row table:style-name="ro1" table:number-rows-repeated="17">
          <table:table-cell table:number-columns-repeated="33"/>
        </table:table-row>
        <table:table-row table:style-name="ro1" table:number-rows-repeated="2">
          <table:table-cell table:number-columns-repeated="30"/>
          <table:table-cell table:style-name="Default"/>
          <table:table-cell table:number-columns-repeated="2"/>
        </table:table-row>
        <table:table-row table:style-name="ro1" table:number-rows-repeated="6">
          <table:table-cell table:number-columns-repeated="30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bytes buff : 32 byte struct</text:p>
          </table:table-cell>
          <table:table-cell table:number-columns-repeated="29"/>
          <table:table-cell table:style-name="Default"/>
          <table:table-cell/>
          <table:table-cell table:style-name="Default"/>
        </table:table-row>
        <table:table-row table:style-name="ro1">
          <table:table-cell office:value-type="string" calcext:value-type="string">
            <text:p>bytes</text:p>
          </table:table-cell>
          <table:table-cell office:value-type="string" calcext:value-type="string">
            <text:p>buf_seq_w</text:p>
          </table:table-cell>
          <table:table-cell office:value-type="string" calcext:value-type="string">
            <text:p>cbuf_seq_w</text:p>
          </table:table-cell>
          <table:table-cell office:value-type="string" calcext:value-type="string">
            <text:p>buf_seq_r</text:p>
          </table:table-cell>
          <table:table-cell office:value-type="string" calcext:value-type="string">
            <text:p>cbuf_seq_r</text:p>
          </table:table-cell>
          <table:table-cell office:value-type="string" calcext:value-type="string">
            <text:p>buf_wrap_w</text:p>
          </table:table-cell>
          <table:table-cell office:value-type="string" calcext:value-type="string">
            <text:p>cbuf_wrap_w</text:p>
          </table:table-cell>
          <table:table-cell office:value-type="string" calcext:value-type="string">
            <text:p>buf_wrap_r</text:p>
          </table:table-cell>
          <table:table-cell office:value-type="string" calcext:value-type="string">
            <text:p>cbuf_wrap_r</text:p>
          </table:table-cell>
          <table:table-cell office:value-type="string" calcext:value-type="string">
            <text:p>buf_alt</text:p>
          </table:table-cell>
          <table:table-cell office:value-type="string" calcext:value-type="string">
            <text:p>cbuf_alt</text:p>
          </table:table-cell>
          <table:table-cell table:number-columns-repeated="19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29.343825" calcext:value-type="float">
            <text:p>29.343825</text:p>
          </table:table-cell>
          <table:table-cell office:value-type="float" office:value="38.146973" calcext:value-type="float">
            <text:p>38.146973</text:p>
          </table:table-cell>
          <table:table-cell office:value-type="float" office:value="42.385525" calcext:value-type="float">
            <text:p>42.385525</text:p>
          </table:table-cell>
          <table:table-cell office:value-type="float" office:value="31.789144" calcext:value-type="float">
            <text:p>31.789144</text:p>
          </table:table-cell>
          <table:table-cell office:value-type="float" office:value="29.343825" calcext:value-type="float">
            <text:p>29.343825</text:p>
          </table:table-cell>
          <table:table-cell office:value-type="float" office:value="34.679066" calcext:value-type="float">
            <text:p>34.679066</text:p>
          </table:table-cell>
          <table:table-cell office:value-type="float" office:value="38.146973" calcext:value-type="float">
            <text:p>38.146973</text:p>
          </table:table-cell>
          <table:table-cell office:value-type="float" office:value="17.339533" calcext:value-type="float">
            <text:p>17.339533</text:p>
          </table:table-cell>
          <table:table-cell office:value-type="float" office:value="20.077354" calcext:value-type="float">
            <text:p>20.077354</text:p>
          </table:table-cell>
          <table:table-cell table:number-columns-repeated="19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3.852" calcext:value-type="float">
            <text:p>33.852</text:p>
          </table:table-cell>
          <table:table-cell office:value-type="float" office:value="32.073125" calcext:value-type="float">
            <text:p>32.073125</text:p>
          </table:table-cell>
          <table:table-cell office:value-type="float" office:value="48.363832" calcext:value-type="float">
            <text:p>48.363832</text:p>
          </table:table-cell>
          <table:table-cell office:value-type="float" office:value="53.917983" calcext:value-type="float">
            <text:p>53.917983</text:p>
          </table:table-cell>
          <table:table-cell office:value-type="float" office:value="36.48246" calcext:value-type="float">
            <text:p>36.48246</text:p>
          </table:table-cell>
          <table:table-cell office:value-type="float" office:value="35.839786" calcext:value-type="float">
            <text:p>35.839786</text:p>
          </table:table-cell>
          <table:table-cell office:value-type="float" office:value="49.142638" calcext:value-type="float">
            <text:p>49.142638</text:p>
          </table:table-cell>
          <table:table-cell office:value-type="float" office:value="50.317524" calcext:value-type="float">
            <text:p>50.317524</text:p>
          </table:table-cell>
          <table:table-cell office:value-type="float" office:value="19.278318" calcext:value-type="float">
            <text:p>19.278318</text:p>
          </table:table-cell>
          <table:table-cell office:value-type="float" office:value="22.480721" calcext:value-type="float">
            <text:p>22.480721</text:p>
          </table:table-cell>
          <table:table-cell table:number-columns-repeated="19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5.188905" calcext:value-type="float">
            <text:p>35.188905</text:p>
          </table:table-cell>
          <table:table-cell office:value-type="float" office:value="33.844961" calcext:value-type="float">
            <text:p>33.844961</text:p>
          </table:table-cell>
          <table:table-cell office:value-type="float" office:value="51.626269" calcext:value-type="float">
            <text:p>51.626269</text:p>
          </table:table-cell>
          <table:table-cell office:value-type="float" office:value="53.912029" calcext:value-type="float">
            <text:p>53.912029</text:p>
          </table:table-cell>
          <table:table-cell office:value-type="float" office:value="35.576047" calcext:value-type="float">
            <text:p>35.576047</text:p>
          </table:table-cell>
          <table:table-cell office:value-type="float" office:value="34.490446" calcext:value-type="float">
            <text:p>34.490446</text:p>
          </table:table-cell>
          <table:table-cell office:value-type="float" office:value="51.086132" calcext:value-type="float">
            <text:p>51.086132</text:p>
          </table:table-cell>
          <table:table-cell office:value-type="float" office:value="51.900643" calcext:value-type="float">
            <text:p>51.900643</text:p>
          </table:table-cell>
          <table:table-cell office:value-type="float" office:value="14.138736" calcext:value-type="float">
            <text:p>14.138736</text:p>
          </table:table-cell>
          <table:table-cell office:value-type="float" office:value="23.241527" calcext:value-type="float">
            <text:p>23.241527</text:p>
          </table:table-cell>
          <table:table-cell table:number-columns-repeated="19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21.058065" calcext:value-type="float">
            <text:p>21.058065</text:p>
          </table:table-cell>
          <table:table-cell office:value-type="float" office:value="19.525685" calcext:value-type="float">
            <text:p>19.525685</text:p>
          </table:table-cell>
          <table:table-cell office:value-type="float" office:value="24.967243" calcext:value-type="float">
            <text:p>24.967243</text:p>
          </table:table-cell>
          <table:table-cell office:value-type="float" office:value="22.415059" calcext:value-type="float">
            <text:p>22.415059</text:p>
          </table:table-cell>
          <table:table-cell office:value-type="float" office:value="20.968538" calcext:value-type="float">
            <text:p>20.968538</text:p>
          </table:table-cell>
          <table:table-cell office:value-type="float" office:value="19.143217" calcext:value-type="float">
            <text:p>19.143217</text:p>
          </table:table-cell>
          <table:table-cell office:value-type="float" office:value="28.555085" calcext:value-type="float">
            <text:p>28.555085</text:p>
          </table:table-cell>
          <table:table-cell office:value-type="float" office:value="22.255172" calcext:value-type="float">
            <text:p>22.255172</text:p>
          </table:table-cell>
          <table:table-cell office:value-type="float" office:value="11.326403" calcext:value-type="float">
            <text:p>11.326403</text:p>
          </table:table-cell>
          <table:table-cell office:value-type="float" office:value="15.469929" calcext:value-type="float">
            <text:p>15.469929</text:p>
          </table:table-cell>
          <table:table-cell table:number-columns-repeated="19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8.66891" calcext:value-type="float">
            <text:p>8.66891</text:p>
          </table:table-cell>
          <table:table-cell office:value-type="float" office:value="9.331623" calcext:value-type="float">
            <text:p>9.331623</text:p>
          </table:table-cell>
          <table:table-cell office:value-type="float" office:value="12.713837" calcext:value-type="float">
            <text:p>12.713837</text:p>
          </table:table-cell>
          <table:table-cell office:value-type="float" office:value="14.131013" calcext:value-type="float">
            <text:p>14.131013</text:p>
          </table:table-cell>
          <table:table-cell office:value-type="float" office:value="8.556861" calcext:value-type="float">
            <text:p>8.556861</text:p>
          </table:table-cell>
          <table:table-cell office:value-type="float" office:value="8.755748" calcext:value-type="float">
            <text:p>8.755748</text:p>
          </table:table-cell>
          <table:table-cell office:value-type="float" office:value="13.849421" calcext:value-type="float">
            <text:p>13.849421</text:p>
          </table:table-cell>
          <table:table-cell office:value-type="float" office:value="12.621836" calcext:value-type="float">
            <text:p>12.621836</text:p>
          </table:table-cell>
          <table:table-cell office:value-type="float" office:value="8.927153" calcext:value-type="float">
            <text:p>8.927153</text:p>
          </table:table-cell>
          <table:table-cell office:value-type="float" office:value="8.041597" calcext:value-type="float">
            <text:p>8.041597</text:p>
          </table:table-cell>
          <table:table-cell table:number-columns-repeated="19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8.259478" calcext:value-type="float">
            <text:p>8.259478</text:p>
          </table:table-cell>
          <table:table-cell office:value-type="float" office:value="8.451684" calcext:value-type="float">
            <text:p>8.451684</text:p>
          </table:table-cell>
          <table:table-cell office:value-type="float" office:value="15.186283" calcext:value-type="float">
            <text:p>15.186283</text:p>
          </table:table-cell>
          <table:table-cell office:value-type="float" office:value="16.229315" calcext:value-type="float">
            <text:p>16.229315</text:p>
          </table:table-cell>
          <table:table-cell office:value-type="float" office:value="8.354476" calcext:value-type="float">
            <text:p>8.354476</text:p>
          </table:table-cell>
          <table:table-cell office:value-type="float" office:value="8.51244" calcext:value-type="float">
            <text:p>8.51244</text:p>
          </table:table-cell>
          <table:table-cell office:value-type="float" office:value="15.005541" calcext:value-type="float">
            <text:p>15.005541</text:p>
          </table:table-cell>
          <table:table-cell office:value-type="float" office:value="14.637126" calcext:value-type="float">
            <text:p>14.637126</text:p>
          </table:table-cell>
          <table:table-cell office:value-type="float" office:value="6.836106" calcext:value-type="float">
            <text:p>6.836106</text:p>
          </table:table-cell>
          <table:table-cell office:value-type="float" office:value="7.725694" calcext:value-type="float">
            <text:p>7.725694</text:p>
          </table:table-cell>
          <table:table-cell table:number-columns-repeated="19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8.393929" calcext:value-type="float">
            <text:p>8.393929</text:p>
          </table:table-cell>
          <table:table-cell office:value-type="float" office:value="8.754643" calcext:value-type="float">
            <text:p>8.754643</text:p>
          </table:table-cell>
          <table:table-cell office:value-type="float" office:value="19.417984" calcext:value-type="float">
            <text:p>19.417984</text:p>
          </table:table-cell>
          <table:table-cell office:value-type="float" office:value="18.84612" calcext:value-type="float">
            <text:p>18.84612</text:p>
          </table:table-cell>
          <table:table-cell office:value-type="float" office:value="8.318813" calcext:value-type="float">
            <text:p>8.318813</text:p>
          </table:table-cell>
          <table:table-cell office:value-type="float" office:value="8.679111" calcext:value-type="float">
            <text:p>8.679111</text:p>
          </table:table-cell>
          <table:table-cell office:value-type="float" office:value="19.228503" calcext:value-type="float">
            <text:p>19.228503</text:p>
          </table:table-cell>
          <table:table-cell office:value-type="float" office:value="18.609558" calcext:value-type="float">
            <text:p>18.609558</text:p>
          </table:table-cell>
          <table:table-cell office:value-type="float" office:value="6.924917" calcext:value-type="float">
            <text:p>6.924917</text:p>
          </table:table-cell>
          <table:table-cell office:value-type="float" office:value="7.593655" calcext:value-type="float">
            <text:p>7.593655</text:p>
          </table:table-cell>
          <table:table-cell table:number-columns-repeated="19"/>
          <table:table-cell table:style-name="Default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iberation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iberation Sans1" style:font-size-asian="12pt" style:language-asian="zh" style:country-asian="CN" style:font-name-complex="Liberation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9">00/00/0000</text:date>, <text:time style:data-style-name="N2" text:time-value="15:12:47.50297438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18T15:07:31.243501002</meta:creation-date>
    <dc:date>2026-02-19T21:52:36.044319217</dc:date>
    <meta:editing-duration>PT37M56S</meta:editing-duration>
    <meta:editing-cycles>12</meta:editing-cycles>
    <meta:generator>LibreOffice/26.2.0.3$Linux_X86_64 LibreOffice_project/620$Build-3</meta:generator>
    <meta:document-statistic meta:table-count="1" meta:cell-count="162" meta:object-count="1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369cm" svg:height="8.641cm" xlink:href=".." xlink:type="simple" chart:class="chart:line" chart:style-name="ch1">
        <chart:legend chart:legend-position="end" svg:x="15.998cm" svg:y="2.278cm" style:legend-expansion="high" chart:style-name="ch2"/>
        <chart:plot-area chart:style-name="ch3" svg:x="0.387cm" svg:y="0.172cm" svg:width="15.224cm" svg:height="8.297cm">
          <chart:coordinate-region svg:x="1.021cm" svg:y="0.371cm" svg:width="13.727cm" svg:height="7.451cm"/>
          <chart:axis chart:dimension="x" chart:name="primary-x" chart:style-name="ch4" chartooo:axis-type="auto">
            <chartooo:date-scale/>
            <chart:categories table:cell-range-address="Sheet1.A5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1" chart:label-cell-address="Sheet1.B4:Sheet1.B4" chart:class="chart:line">
            <chart:data-point chart:repeated="7"/>
          </chart:series>
          <chart:series chart:style-name="ch7" chart:values-cell-range-address="Sheet1.C5:Sheet1.C11" chart:label-cell-address="Sheet1.C4:Sheet1.C4" chart:class="chart:line">
            <chart:data-point chart:repeated="7"/>
          </chart:series>
          <chart:series chart:style-name="ch8" chart:values-cell-range-address="Sheet1.D5:Sheet1.D11" chart:label-cell-address="Sheet1.D4:Sheet1.D4" chart:class="chart:line">
            <chart:data-point chart:repeated="7"/>
          </chart:series>
          <chart:series chart:style-name="ch9" chart:values-cell-range-address="Sheet1.E5:Sheet1.E11" chart:label-cell-address="Sheet1.E4:Sheet1.E4" chart:class="chart:line">
            <chart:data-point chart:repeated="7"/>
          </chart:series>
          <chart:series chart:style-name="ch10" chart:values-cell-range-address="Sheet1.F5:Sheet1.F11" chart:label-cell-address="Sheet1.F4:Sheet1.F4" chart:class="chart:line">
            <chart:data-point chart:repeated="7"/>
          </chart:series>
          <chart:series chart:style-name="ch11" chart:values-cell-range-address="Sheet1.G5:Sheet1.G11" chart:label-cell-address="Sheet1.G4:Sheet1.G4" chart:class="chart:line">
            <chart:data-point chart:repeated="7"/>
          </chart:series>
          <chart:series chart:style-name="ch12" chart:values-cell-range-address="Sheet1.H5:Sheet1.H11" chart:label-cell-address="Sheet1.H4:Sheet1.H4" chart:class="chart:line">
            <chart:data-point chart:repeated="7"/>
          </chart:series>
          <chart:series chart:style-name="ch13" chart:values-cell-range-address="Sheet1.I5:Sheet1.I11" chart:label-cell-address="Sheet1.I4:Sheet1.I4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seq_w</text:p>
                <draw:g>
                  <svg:desc>Sheet1.B4:Sheet1.B4</svg:desc>
                </draw:g>
              </table:table-cell>
              <table:table-cell office:value-type="string">
                <text:p>cbuf_seq_w</text:p>
                <draw:g>
                  <svg:desc>Sheet1.C4:Sheet1.C4</svg:desc>
                </draw:g>
              </table:table-cell>
              <table:table-cell office:value-type="string">
                <text:p>buf_seq_r</text:p>
                <draw:g>
                  <svg:desc>Sheet1.D4:Sheet1.D4</svg:desc>
                </draw:g>
              </table:table-cell>
              <table:table-cell office:value-type="string">
                <text:p>cbuf_seq_r</text:p>
                <draw:g>
                  <svg:desc>Sheet1.E4:Sheet1.E4</svg:desc>
                </draw:g>
              </table:table-cell>
              <table:table-cell office:value-type="string">
                <text:p>buf_wrap_w</text:p>
                <draw:g>
                  <svg:desc>Sheet1.F4:Sheet1.F4</svg:desc>
                </draw:g>
              </table:table-cell>
              <table:table-cell office:value-type="string">
                <text:p>cbuf_wrap_w</text:p>
                <draw:g>
                  <svg:desc>Sheet1.G4:Sheet1.G4</svg:desc>
                </draw:g>
              </table:table-cell>
              <table:table-cell office:value-type="string">
                <text:p>buf_wrap_r</text:p>
                <draw:g>
                  <svg:desc>Sheet1.H4:Sheet1.H4</svg:desc>
                </draw:g>
              </table:table-cell>
              <table:table-cell office:value-type="string">
                <text:p>cbuf_wrap_r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5:Sheet1.A11</svg:desc>
                </draw:g>
              </table:table-cell>
              <table:table-cell office:value-type="float" office:value="29.919194">
                <text:p>29.919194</text:p>
                <draw:g>
                  <svg:desc>Sheet1.B5:Sheet1.B11</svg:desc>
                </draw:g>
              </table:table-cell>
              <table:table-cell office:value-type="float" office:value="40.049315">
                <text:p>40.049315</text:p>
                <draw:g>
                  <svg:desc>Sheet1.C5:Sheet1.C11</svg:desc>
                </draw:g>
              </table:table-cell>
              <table:table-cell office:value-type="float" office:value="26.262976">
                <text:p>26.262976</text:p>
                <draw:g>
                  <svg:desc>Sheet1.D5:Sheet1.D11</svg:desc>
                </draw:g>
              </table:table-cell>
              <table:table-cell office:value-type="float" office:value="28.204786">
                <text:p>28.204786</text:p>
                <draw:g>
                  <svg:desc>Sheet1.E5:Sheet1.E11</svg:desc>
                </draw:g>
              </table:table-cell>
              <table:table-cell office:value-type="float" office:value="7.396408">
                <text:p>7.396408</text:p>
                <draw:g>
                  <svg:desc>Sheet1.F5:Sheet1.F11</svg:desc>
                </draw:g>
              </table:table-cell>
              <table:table-cell office:value-type="float" office:value="40.154708">
                <text:p>40.154708</text:p>
                <draw:g>
                  <svg:desc>Sheet1.G5:Sheet1.G11</svg:desc>
                </draw:g>
              </table:table-cell>
              <table:table-cell office:value-type="float" office:value="7.183987">
                <text:p>7.183987</text:p>
                <draw:g>
                  <svg:desc>Sheet1.H5:Sheet1.H11</svg:desc>
                </draw:g>
              </table:table-cell>
              <table:table-cell office:value-type="float" office:value="28.204786">
                <text:p>28.204786</text:p>
                <draw:g>
                  <svg:desc>Sheet1.I5:Sheet1.I11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9.396824">
                <text:p>29.396824</text:p>
              </table:table-cell>
              <table:table-cell office:value-type="float" office:value="41.372755">
                <text:p>41.372755</text:p>
              </table:table-cell>
              <table:table-cell office:value-type="float" office:value="26.516849">
                <text:p>26.516849</text:p>
              </table:table-cell>
              <table:table-cell office:value-type="float" office:value="28.909488">
                <text:p>28.909488</text:p>
              </table:table-cell>
              <table:table-cell office:value-type="float" office:value="8.047619">
                <text:p>8.047619</text:p>
              </table:table-cell>
              <table:table-cell office:value-type="float" office:value="41.302762">
                <text:p>41.302762</text:p>
              </table:table-cell>
              <table:table-cell office:value-type="float" office:value="7.246034">
                <text:p>7.246034</text:p>
              </table:table-cell>
              <table:table-cell office:value-type="float" office:value="26.690787">
                <text:p>26.69078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6.062169">
                <text:p>26.062169</text:p>
              </table:table-cell>
              <table:table-cell office:value-type="float" office:value="36.900848">
                <text:p>36.900848</text:p>
              </table:table-cell>
              <table:table-cell office:value-type="float" office:value="25.745423">
                <text:p>25.745423</text:p>
              </table:table-cell>
              <table:table-cell office:value-type="float" office:value="27.495636">
                <text:p>27.495636</text:p>
              </table:table-cell>
              <table:table-cell office:value-type="float" office:value="7.485761">
                <text:p>7.485761</text:p>
              </table:table-cell>
              <table:table-cell office:value-type="float" office:value="38.232099">
                <text:p>38.232099</text:p>
              </table:table-cell>
              <table:table-cell office:value-type="float" office:value="7.244583">
                <text:p>7.244583</text:p>
              </table:table-cell>
              <table:table-cell office:value-type="float" office:value="28.901788">
                <text:p>28.90178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9.210861">
                <text:p>9.210861</text:p>
              </table:table-cell>
              <table:table-cell office:value-type="float" office:value="8.888684">
                <text:p>8.888684</text:p>
              </table:table-cell>
              <table:table-cell office:value-type="float" office:value="16.888003">
                <text:p>16.888003</text:p>
              </table:table-cell>
              <table:table-cell office:value-type="float" office:value="16.049592">
                <text:p>16.049592</text:p>
              </table:table-cell>
              <table:table-cell office:value-type="float" office:value="6.669612">
                <text:p>6.669612</text:p>
              </table:table-cell>
              <table:table-cell office:value-type="float" office:value="8.912509">
                <text:p>8.912509</text:p>
              </table:table-cell>
              <table:table-cell office:value-type="float" office:value="6.951687">
                <text:p>6.951687</text:p>
              </table:table-cell>
              <table:table-cell office:value-type="float" office:value="16.127101">
                <text:p>16.127101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9.284116">
                <text:p>9.284116</text:p>
              </table:table-cell>
              <table:table-cell office:value-type="float" office:value="8.81015">
                <text:p>8.81015</text:p>
              </table:table-cell>
              <table:table-cell office:value-type="float" office:value="16.692582">
                <text:p>16.692582</text:p>
              </table:table-cell>
              <table:table-cell office:value-type="float" office:value="15.813217">
                <text:p>15.813217</text:p>
              </table:table-cell>
              <table:table-cell office:value-type="float" office:value="6.626028">
                <text:p>6.626028</text:p>
              </table:table-cell>
              <table:table-cell office:value-type="float" office:value="8.787737">
                <text:p>8.787737</text:p>
              </table:table-cell>
              <table:table-cell office:value-type="float" office:value="6.872119">
                <text:p>6.872119</text:p>
              </table:table-cell>
              <table:table-cell office:value-type="float" office:value="15.921871">
                <text:p>15.921871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9.367697">
                <text:p>9.367697</text:p>
              </table:table-cell>
              <table:table-cell office:value-type="float" office:value="8.795319">
                <text:p>8.795319</text:p>
              </table:table-cell>
              <table:table-cell office:value-type="float" office:value="16.700763">
                <text:p>16.700763</text:p>
              </table:table-cell>
              <table:table-cell office:value-type="float" office:value="15.646118">
                <text:p>15.646118</text:p>
              </table:table-cell>
              <table:table-cell office:value-type="float" office:value="6.694382">
                <text:p>6.694382</text:p>
              </table:table-cell>
              <table:table-cell office:value-type="float" office:value="8.751075">
                <text:p>8.751075</text:p>
              </table:table-cell>
              <table:table-cell office:value-type="float" office:value="6.875072">
                <text:p>6.875072</text:p>
              </table:table-cell>
              <table:table-cell office:value-type="float" office:value="15.859092">
                <text:p>15.859092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9.359736">
                <text:p>9.359736</text:p>
              </table:table-cell>
              <table:table-cell office:value-type="float" office:value="8.818063">
                <text:p>8.818063</text:p>
              </table:table-cell>
              <table:table-cell office:value-type="float" office:value="16.490597">
                <text:p>16.490597</text:p>
              </table:table-cell>
              <table:table-cell office:value-type="float" office:value="15.774376">
                <text:p>15.774376</text:p>
              </table:table-cell>
              <table:table-cell office:value-type="float" office:value="6.601581">
                <text:p>6.601581</text:p>
              </table:table-cell>
              <table:table-cell office:value-type="float" office:value="8.835133">
                <text:p>8.835133</text:p>
              </table:table-cell>
              <table:table-cell office:value-type="float" office:value="6.708362">
                <text:p>6.708362</text:p>
              </table:table-cell>
              <table:table-cell office:value-type="float" office:value="15.81169">
                <text:p>15.81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4.968cm" xlink:href=".." xlink:type="simple" chart:class="chart:line" chart:style-name="ch1">
        <chart:legend chart:legend-position="end" svg:x="12.759cm" svg:y="1.936cm" style:legend-expansion="high" chart:style-name="ch2"/>
        <chart:plot-area chart:style-name="ch3" svg:x="0.319cm" svg:y="0.099cm" svg:width="12.121cm" svg:height="4.77cm">
          <chart:coordinate-region svg:x="0.953cm" svg:y="0.299cm" svg:width="10.624cm" svg:height="3.923cm"/>
          <chart:axis chart:dimension="x" chart:name="primary-x" chart:style-name="ch4" chartooo:axis-type="auto">
            <chartooo:date-scale/>
            <chart:categories table:cell-range-address="Sheet1.A39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39:Sheet1.H45" chart:label-cell-address="Sheet1.H38:Sheet1.H38" chart:class="chart:line">
            <chart:data-point chart:repeated="7"/>
          </chart:series>
          <chart:series chart:style-name="ch7" chart:values-cell-range-address="Sheet1.I39:Sheet1.I45" chart:label-cell-address="Sheet1.I38:Sheet1.I3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wrap_r</text:p>
                <draw:g>
                  <svg:desc>Sheet1.H38:Sheet1.H38</svg:desc>
                </draw:g>
              </table:table-cell>
              <table:table-cell office:value-type="string">
                <text:p>cbuf_wrap_r</text:p>
                <draw:g>
                  <svg:desc>Sheet1.I38:Sheet1.I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39:Sheet1.A45</svg:desc>
                </draw:g>
              </table:table-cell>
              <table:table-cell office:value-type="float" office:value="34.679066">
                <text:p>34.679066</text:p>
                <draw:g>
                  <svg:desc>Sheet1.H39:Sheet1.H45</svg:desc>
                </draw:g>
              </table:table-cell>
              <table:table-cell office:value-type="float" office:value="38.146973">
                <text:p>38.146973</text:p>
                <draw:g>
                  <svg:desc>Sheet1.I39:Sheet1.I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49.142638">
                <text:p>49.142638</text:p>
              </table:table-cell>
              <table:table-cell office:value-type="float" office:value="50.317524">
                <text:p>50.31752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1.086132">
                <text:p>51.086132</text:p>
              </table:table-cell>
              <table:table-cell office:value-type="float" office:value="51.900643">
                <text:p>51.900643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8.555085">
                <text:p>28.555085</text:p>
              </table:table-cell>
              <table:table-cell office:value-type="float" office:value="22.255172">
                <text:p>22.25517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3.849421">
                <text:p>13.849421</text:p>
              </table:table-cell>
              <table:table-cell office:value-type="float" office:value="12.621836">
                <text:p>12.621836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5.005541">
                <text:p>15.005541</text:p>
              </table:table-cell>
              <table:table-cell office:value-type="float" office:value="14.637126">
                <text:p>14.637126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9.228503">
                <text:p>19.228503</text:p>
              </table:table-cell>
              <table:table-cell office:value-type="float" office:value="18.609558">
                <text:p>18.60955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7.164cm" xlink:href=".." xlink:type="simple" chart:class="chart:line" chart:style-name="ch1">
        <chart:legend chart:legend-position="end" svg:x="13.454cm" svg:y="3.034cm" style:legend-expansion="high" chart:style-name="ch2"/>
        <chart:plot-area chart:style-name="ch3" svg:x="0.32cm" svg:y="0.143cm" svg:width="12.814cm" svg:height="6.878cm">
          <chart:coordinate-region svg:x="0.954cm" svg:y="0.342cm" svg:width="11.317cm" svg:height="6.032cm"/>
          <chart:axis chart:dimension="x" chart:name="primary-x" chart:style-name="ch4" chartooo:axis-type="auto">
            <chartooo:date-scale/>
            <chart:categories table:cell-range-address="Sheet1.A39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J39:Sheet1.J45" chart:label-cell-address="Sheet1.J38:Sheet1.J38" chart:class="chart:line">
            <chart:data-point chart:repeated="7"/>
          </chart:series>
          <chart:series chart:style-name="ch7" chart:values-cell-range-address="Sheet1.K39:Sheet1.K45" chart:label-cell-address="Sheet1.K38:Sheet1.K3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alt</text:p>
                <draw:g>
                  <svg:desc>Sheet1.J38:Sheet1.J38</svg:desc>
                </draw:g>
              </table:table-cell>
              <table:table-cell office:value-type="string">
                <text:p>cbuf_alt</text:p>
                <draw:g>
                  <svg:desc>Sheet1.K38:Sheet1.K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39:Sheet1.A45</svg:desc>
                </draw:g>
              </table:table-cell>
              <table:table-cell office:value-type="float" office:value="17.339533">
                <text:p>17.339533</text:p>
                <draw:g>
                  <svg:desc>Sheet1.J39:Sheet1.J45</svg:desc>
                </draw:g>
              </table:table-cell>
              <table:table-cell office:value-type="float" office:value="20.077354">
                <text:p>20.077354</text:p>
                <draw:g>
                  <svg:desc>Sheet1.K39:Sheet1.K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9.278318">
                <text:p>19.278318</text:p>
              </table:table-cell>
              <table:table-cell office:value-type="float" office:value="22.480721">
                <text:p>22.48072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14.138736">
                <text:p>14.138736</text:p>
              </table:table-cell>
              <table:table-cell office:value-type="float" office:value="23.241527">
                <text:p>23.24152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1.326403">
                <text:p>11.326403</text:p>
              </table:table-cell>
              <table:table-cell office:value-type="float" office:value="15.469929">
                <text:p>15.469929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8.927153">
                <text:p>8.927153</text:p>
              </table:table-cell>
              <table:table-cell office:value-type="float" office:value="8.041597">
                <text:p>8.041597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6.836106">
                <text:p>6.836106</text:p>
              </table:table-cell>
              <table:table-cell office:value-type="float" office:value="7.725694">
                <text:p>7.725694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6.924917">
                <text:p>6.924917</text:p>
              </table:table-cell>
              <table:table-cell office:value-type="float" office:value="7.593655">
                <text:p>7.59365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36cm" svg:height="11.932cm" xlink:href=".." xlink:type="simple" chart:class="chart:line" chart:style-name="ch1">
        <chart:legend chart:legend-position="end" svg:x="22.989cm" svg:y="3.426cm" style:legend-expansion="high" chart:style-name="ch2"/>
        <chart:plot-area chart:style-name="ch3" svg:x="0.527cm" svg:y="0.238cm" svg:width="21.935cm" svg:height="11.456cm">
          <chart:coordinate-region svg:x="1.161cm" svg:y="0.437cm" svg:width="20.438cm" svg:height="10.61cm"/>
          <chart:axis chart:dimension="x" chart:name="primary-x" chart:style-name="ch4" chartooo:axis-type="auto">
            <chartooo:date-scale/>
            <chart:categories table:cell-range-address="Sheet1.A39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9:Sheet1.B45" chart:label-cell-address="Sheet1.B38:Sheet1.B38" chart:class="chart:line">
            <chart:data-point chart:repeated="7"/>
          </chart:series>
          <chart:series chart:style-name="ch7" chart:values-cell-range-address="Sheet1.C39:Sheet1.C45" chart:label-cell-address="Sheet1.C38:Sheet1.C38" chart:class="chart:line">
            <chart:data-point chart:repeated="7"/>
          </chart:series>
          <chart:series chart:style-name="ch8" chart:values-cell-range-address="Sheet1.D39:Sheet1.D45" chart:label-cell-address="Sheet1.D38:Sheet1.D38" chart:class="chart:line">
            <chart:data-point chart:repeated="7"/>
          </chart:series>
          <chart:series chart:style-name="ch9" chart:values-cell-range-address="Sheet1.E39:Sheet1.E45" chart:label-cell-address="Sheet1.E38:Sheet1.E38" chart:class="chart:line">
            <chart:data-point chart:repeated="7"/>
          </chart:series>
          <chart:series chart:style-name="ch10" chart:values-cell-range-address="Sheet1.F39:Sheet1.F45" chart:label-cell-address="Sheet1.F38:Sheet1.F38" chart:class="chart:line">
            <chart:data-point chart:repeated="7"/>
          </chart:series>
          <chart:series chart:style-name="ch11" chart:values-cell-range-address="Sheet1.G39:Sheet1.G45" chart:label-cell-address="Sheet1.G38:Sheet1.G38" chart:class="chart:line">
            <chart:data-point chart:repeated="7"/>
          </chart:series>
          <chart:series chart:style-name="ch12" chart:values-cell-range-address="Sheet1.H39:Sheet1.H45" chart:label-cell-address="Sheet1.H38:Sheet1.H38" chart:class="chart:line">
            <chart:data-point chart:repeated="7"/>
          </chart:series>
          <chart:series chart:style-name="ch13" chart:values-cell-range-address="Sheet1.I39:Sheet1.I45" chart:label-cell-address="Sheet1.I38:Sheet1.I38" chart:class="chart:line">
            <chart:data-point chart:repeated="7"/>
          </chart:series>
          <chart:series chart:style-name="ch14" chart:values-cell-range-address="Sheet1.J39:Sheet1.J45" chart:label-cell-address="Sheet1.J38:Sheet1.J38" chart:class="chart:line">
            <chart:data-point chart:repeated="7"/>
          </chart:series>
          <chart:series chart:style-name="ch15" chart:values-cell-range-address="Sheet1.K39:Sheet1.K45" chart:label-cell-address="Sheet1.K38:Sheet1.K38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seq_w</text:p>
                <draw:g>
                  <svg:desc>Sheet1.B38:Sheet1.B38</svg:desc>
                </draw:g>
              </table:table-cell>
              <table:table-cell office:value-type="string">
                <text:p>cbuf_seq_w</text:p>
                <draw:g>
                  <svg:desc>Sheet1.C38:Sheet1.C38</svg:desc>
                </draw:g>
              </table:table-cell>
              <table:table-cell office:value-type="string">
                <text:p>buf_seq_r</text:p>
                <draw:g>
                  <svg:desc>Sheet1.D38:Sheet1.D38</svg:desc>
                </draw:g>
              </table:table-cell>
              <table:table-cell office:value-type="string">
                <text:p>cbuf_seq_r</text:p>
                <draw:g>
                  <svg:desc>Sheet1.E38:Sheet1.E38</svg:desc>
                </draw:g>
              </table:table-cell>
              <table:table-cell office:value-type="string">
                <text:p>buf_wrap_w</text:p>
                <draw:g>
                  <svg:desc>Sheet1.F38:Sheet1.F38</svg:desc>
                </draw:g>
              </table:table-cell>
              <table:table-cell office:value-type="string">
                <text:p>cbuf_wrap_w</text:p>
                <draw:g>
                  <svg:desc>Sheet1.G38:Sheet1.G38</svg:desc>
                </draw:g>
              </table:table-cell>
              <table:table-cell office:value-type="string">
                <text:p>buf_wrap_r</text:p>
                <draw:g>
                  <svg:desc>Sheet1.H38:Sheet1.H38</svg:desc>
                </draw:g>
              </table:table-cell>
              <table:table-cell office:value-type="string">
                <text:p>cbuf_wrap_r</text:p>
                <draw:g>
                  <svg:desc>Sheet1.I38:Sheet1.I38</svg:desc>
                </draw:g>
              </table:table-cell>
              <table:table-cell office:value-type="string">
                <text:p>buf_alt</text:p>
                <draw:g>
                  <svg:desc>Sheet1.J38:Sheet1.J38</svg:desc>
                </draw:g>
              </table:table-cell>
              <table:table-cell office:value-type="string">
                <text:p>cbuf_alt</text:p>
                <draw:g>
                  <svg:desc>Sheet1.K38:Sheet1.K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39:Sheet1.A45</svg:desc>
                </draw:g>
              </table:table-cell>
              <table:table-cell office:value-type="float" office:value="29.343825">
                <text:p>29.343825</text:p>
                <draw:g>
                  <svg:desc>Sheet1.B39:Sheet1.B45</svg:desc>
                </draw:g>
              </table:table-cell>
              <table:table-cell office:value-type="float" office:value="29.343825">
                <text:p>29.343825</text:p>
                <draw:g>
                  <svg:desc>Sheet1.C39:Sheet1.C45</svg:desc>
                </draw:g>
              </table:table-cell>
              <table:table-cell office:value-type="float" office:value="38.146973">
                <text:p>38.146973</text:p>
                <draw:g>
                  <svg:desc>Sheet1.D39:Sheet1.D45</svg:desc>
                </draw:g>
              </table:table-cell>
              <table:table-cell office:value-type="float" office:value="42.385525">
                <text:p>42.385525</text:p>
                <draw:g>
                  <svg:desc>Sheet1.E39:Sheet1.E45</svg:desc>
                </draw:g>
              </table:table-cell>
              <table:table-cell office:value-type="float" office:value="31.789144">
                <text:p>31.789144</text:p>
                <draw:g>
                  <svg:desc>Sheet1.F39:Sheet1.F45</svg:desc>
                </draw:g>
              </table:table-cell>
              <table:table-cell office:value-type="float" office:value="29.343825">
                <text:p>29.343825</text:p>
                <draw:g>
                  <svg:desc>Sheet1.G39:Sheet1.G45</svg:desc>
                </draw:g>
              </table:table-cell>
              <table:table-cell office:value-type="float" office:value="34.679066">
                <text:p>34.679066</text:p>
                <draw:g>
                  <svg:desc>Sheet1.H39:Sheet1.H45</svg:desc>
                </draw:g>
              </table:table-cell>
              <table:table-cell office:value-type="float" office:value="38.146973">
                <text:p>38.146973</text:p>
                <draw:g>
                  <svg:desc>Sheet1.I39:Sheet1.I45</svg:desc>
                </draw:g>
              </table:table-cell>
              <table:table-cell office:value-type="float" office:value="17.339533">
                <text:p>17.339533</text:p>
                <draw:g>
                  <svg:desc>Sheet1.J39:Sheet1.J45</svg:desc>
                </draw:g>
              </table:table-cell>
              <table:table-cell office:value-type="float" office:value="20.077354">
                <text:p>20.077354</text:p>
                <draw:g>
                  <svg:desc>Sheet1.K39:Sheet1.K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3.852">
                <text:p>33.852</text:p>
              </table:table-cell>
              <table:table-cell office:value-type="float" office:value="32.073125">
                <text:p>32.073125</text:p>
              </table:table-cell>
              <table:table-cell office:value-type="float" office:value="48.363832">
                <text:p>48.363832</text:p>
              </table:table-cell>
              <table:table-cell office:value-type="float" office:value="53.917983">
                <text:p>53.917983</text:p>
              </table:table-cell>
              <table:table-cell office:value-type="float" office:value="36.48246">
                <text:p>36.48246</text:p>
              </table:table-cell>
              <table:table-cell office:value-type="float" office:value="35.839786">
                <text:p>35.839786</text:p>
              </table:table-cell>
              <table:table-cell office:value-type="float" office:value="49.142638">
                <text:p>49.142638</text:p>
              </table:table-cell>
              <table:table-cell office:value-type="float" office:value="50.317524">
                <text:p>50.317524</text:p>
              </table:table-cell>
              <table:table-cell office:value-type="float" office:value="19.278318">
                <text:p>19.278318</text:p>
              </table:table-cell>
              <table:table-cell office:value-type="float" office:value="22.480721">
                <text:p>22.480721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5.188905">
                <text:p>35.188905</text:p>
              </table:table-cell>
              <table:table-cell office:value-type="float" office:value="33.844961">
                <text:p>33.844961</text:p>
              </table:table-cell>
              <table:table-cell office:value-type="float" office:value="51.626269">
                <text:p>51.626269</text:p>
              </table:table-cell>
              <table:table-cell office:value-type="float" office:value="53.912029">
                <text:p>53.912029</text:p>
              </table:table-cell>
              <table:table-cell office:value-type="float" office:value="35.576047">
                <text:p>35.576047</text:p>
              </table:table-cell>
              <table:table-cell office:value-type="float" office:value="34.490446">
                <text:p>34.490446</text:p>
              </table:table-cell>
              <table:table-cell office:value-type="float" office:value="51.086132">
                <text:p>51.086132</text:p>
              </table:table-cell>
              <table:table-cell office:value-type="float" office:value="51.900643">
                <text:p>51.900643</text:p>
              </table:table-cell>
              <table:table-cell office:value-type="float" office:value="14.138736">
                <text:p>14.138736</text:p>
              </table:table-cell>
              <table:table-cell office:value-type="float" office:value="23.241527">
                <text:p>23.24152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1.058065">
                <text:p>21.058065</text:p>
              </table:table-cell>
              <table:table-cell office:value-type="float" office:value="19.525685">
                <text:p>19.525685</text:p>
              </table:table-cell>
              <table:table-cell office:value-type="float" office:value="24.967243">
                <text:p>24.967243</text:p>
              </table:table-cell>
              <table:table-cell office:value-type="float" office:value="22.415059">
                <text:p>22.415059</text:p>
              </table:table-cell>
              <table:table-cell office:value-type="float" office:value="20.968538">
                <text:p>20.968538</text:p>
              </table:table-cell>
              <table:table-cell office:value-type="float" office:value="19.143217">
                <text:p>19.143217</text:p>
              </table:table-cell>
              <table:table-cell office:value-type="float" office:value="28.555085">
                <text:p>28.555085</text:p>
              </table:table-cell>
              <table:table-cell office:value-type="float" office:value="22.255172">
                <text:p>22.255172</text:p>
              </table:table-cell>
              <table:table-cell office:value-type="float" office:value="11.326403">
                <text:p>11.326403</text:p>
              </table:table-cell>
              <table:table-cell office:value-type="float" office:value="15.469929">
                <text:p>15.469929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8.66891">
                <text:p>8.66891</text:p>
              </table:table-cell>
              <table:table-cell office:value-type="float" office:value="9.331623">
                <text:p>9.331623</text:p>
              </table:table-cell>
              <table:table-cell office:value-type="float" office:value="12.713837">
                <text:p>12.713837</text:p>
              </table:table-cell>
              <table:table-cell office:value-type="float" office:value="14.131013">
                <text:p>14.131013</text:p>
              </table:table-cell>
              <table:table-cell office:value-type="float" office:value="8.556861">
                <text:p>8.556861</text:p>
              </table:table-cell>
              <table:table-cell office:value-type="float" office:value="8.755748">
                <text:p>8.755748</text:p>
              </table:table-cell>
              <table:table-cell office:value-type="float" office:value="13.849421">
                <text:p>13.849421</text:p>
              </table:table-cell>
              <table:table-cell office:value-type="float" office:value="12.621836">
                <text:p>12.621836</text:p>
              </table:table-cell>
              <table:table-cell office:value-type="float" office:value="8.927153">
                <text:p>8.927153</text:p>
              </table:table-cell>
              <table:table-cell office:value-type="float" office:value="8.041597">
                <text:p>8.041597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8.259478">
                <text:p>8.259478</text:p>
              </table:table-cell>
              <table:table-cell office:value-type="float" office:value="8.451684">
                <text:p>8.451684</text:p>
              </table:table-cell>
              <table:table-cell office:value-type="float" office:value="15.186283">
                <text:p>15.186283</text:p>
              </table:table-cell>
              <table:table-cell office:value-type="float" office:value="16.229315">
                <text:p>16.229315</text:p>
              </table:table-cell>
              <table:table-cell office:value-type="float" office:value="8.354476">
                <text:p>8.354476</text:p>
              </table:table-cell>
              <table:table-cell office:value-type="float" office:value="8.51244">
                <text:p>8.51244</text:p>
              </table:table-cell>
              <table:table-cell office:value-type="float" office:value="15.005541">
                <text:p>15.005541</text:p>
              </table:table-cell>
              <table:table-cell office:value-type="float" office:value="14.637126">
                <text:p>14.637126</text:p>
              </table:table-cell>
              <table:table-cell office:value-type="float" office:value="6.836106">
                <text:p>6.836106</text:p>
              </table:table-cell>
              <table:table-cell office:value-type="float" office:value="7.725694">
                <text:p>7.725694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8.393929">
                <text:p>8.393929</text:p>
              </table:table-cell>
              <table:table-cell office:value-type="float" office:value="8.754643">
                <text:p>8.754643</text:p>
              </table:table-cell>
              <table:table-cell office:value-type="float" office:value="19.417984">
                <text:p>19.417984</text:p>
              </table:table-cell>
              <table:table-cell office:value-type="float" office:value="18.84612">
                <text:p>18.84612</text:p>
              </table:table-cell>
              <table:table-cell office:value-type="float" office:value="8.318813">
                <text:p>8.318813</text:p>
              </table:table-cell>
              <table:table-cell office:value-type="float" office:value="8.679111">
                <text:p>8.679111</text:p>
              </table:table-cell>
              <table:table-cell office:value-type="float" office:value="19.228503">
                <text:p>19.228503</text:p>
              </table:table-cell>
              <table:table-cell office:value-type="float" office:value="18.609558">
                <text:p>18.609558</text:p>
              </table:table-cell>
              <table:table-cell office:value-type="float" office:value="6.924917">
                <text:p>6.924917</text:p>
              </table:table-cell>
              <table:table-cell office:value-type="float" office:value="7.593655">
                <text:p>7.5936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37cm" svg:height="5.553cm" xlink:href=".." xlink:type="simple" chart:class="chart:line" chart:style-name="ch1">
        <chart:legend chart:legend-position="end" svg:x="12.19cm" svg:y="2.228cm" style:legend-expansion="high" chart:style-name="ch2"/>
        <chart:plot-area chart:style-name="ch3" svg:x="0.307cm" svg:y="0.111cm" svg:width="11.576cm" svg:height="5.331cm">
          <chart:coordinate-region svg:x="0.941cm" svg:y="0.31cm" svg:width="10.079cm" svg:height="4.485cm"/>
          <chart:axis chart:dimension="x" chart:name="primary-x" chart:style-name="ch4" chartooo:axis-type="auto">
            <chartooo:date-scale/>
            <chart:categories table:cell-range-address="Sheet1.A5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5:Sheet1.B11" chart:label-cell-address="Sheet1.B4:Sheet1.B4" chart:class="chart:line">
            <chart:data-point chart:repeated="7"/>
          </chart:series>
          <chart:series chart:style-name="ch7" chart:values-cell-range-address="Sheet1.C5:Sheet1.C11" chart:label-cell-address="Sheet1.C4:Sheet1.C4" chart:class="chart:line">
            <chart:data-point chart:repeated="7"/>
          </chart:series>
          <chart:wall chart:style-name="ch8"/>
          <chart:floor chart:style-name="ch9"/>
        </chart:plot-area>
        <draw:frame draw:style-name="gr1" draw:text-style-name="P1" svg:width="1cm" svg:height="1cm" svg:x="0cm" svg:y="0cm">
          <draw:image xlink:href="Pictures/2000000600003C0B000015B2342D1608.svm" xlink:type="simple" xlink:show="embed" xlink:actuate="onLoad" draw:mime-type="image/x-svm">
            <text:p/>
          </draw:image>
          <draw:image xlink:href="Pictures/1000000000000246000000D352F2362C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seq_w</text:p>
                <draw:g>
                  <svg:desc>Sheet1.B4:Sheet1.B4</svg:desc>
                </draw:g>
              </table:table-cell>
              <table:table-cell office:value-type="string">
                <text:p>cbuf_seq_w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5:Sheet1.A11</svg:desc>
                </draw:g>
              </table:table-cell>
              <table:table-cell office:value-type="float" office:value="29.919194">
                <text:p>29.919194</text:p>
                <draw:g>
                  <svg:desc>Sheet1.B5:Sheet1.B11</svg:desc>
                </draw:g>
              </table:table-cell>
              <table:table-cell office:value-type="float" office:value="40.049315">
                <text:p>40.049315</text:p>
                <draw:g>
                  <svg:desc>Sheet1.C5:Sheet1.C11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9.396824">
                <text:p>29.396824</text:p>
              </table:table-cell>
              <table:table-cell office:value-type="float" office:value="41.372755">
                <text:p>41.372755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6.062169">
                <text:p>26.062169</text:p>
              </table:table-cell>
              <table:table-cell office:value-type="float" office:value="36.900848">
                <text:p>36.90084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9.210861">
                <text:p>9.210861</text:p>
              </table:table-cell>
              <table:table-cell office:value-type="float" office:value="8.888684">
                <text:p>8.888684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9.284116">
                <text:p>9.284116</text:p>
              </table:table-cell>
              <table:table-cell office:value-type="float" office:value="8.81015">
                <text:p>8.81015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9.367697">
                <text:p>9.367697</text:p>
              </table:table-cell>
              <table:table-cell office:value-type="float" office:value="8.795319">
                <text:p>8.795319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9.359736">
                <text:p>9.359736</text:p>
              </table:table-cell>
              <table:table-cell office:value-type="float" office:value="8.818063">
                <text:p>8.8180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071cm" svg:height="6.11cm" xlink:href=".." xlink:type="simple" chart:class="chart:line" chart:style-name="ch1">
        <chart:legend chart:legend-position="end" svg:x="12.025cm" svg:y="2.507cm" style:legend-expansion="high" chart:style-name="ch2"/>
        <chart:plot-area chart:style-name="ch3" svg:x="0.301cm" svg:y="0.122cm" svg:width="11.423cm" svg:height="5.866cm">
          <chart:coordinate-region svg:x="0.935cm" svg:y="0.322cm" svg:width="9.926cm" svg:height="5.019cm"/>
          <chart:axis chart:dimension="x" chart:name="primary-x" chart:style-name="ch4" chartooo:axis-type="auto">
            <chartooo:date-scale/>
            <chart:categories table:cell-range-address="Sheet1.A5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5:Sheet1.D11" chart:label-cell-address="Sheet1.D4:Sheet1.D4" chart:class="chart:line">
            <chart:data-point chart:repeated="7"/>
          </chart:series>
          <chart:series chart:style-name="ch7" chart:values-cell-range-address="Sheet1.E5:Sheet1.E11" chart:label-cell-address="Sheet1.E4:Sheet1.E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seq_r</text:p>
                <draw:g>
                  <svg:desc>Sheet1.D4:Sheet1.D4</svg:desc>
                </draw:g>
              </table:table-cell>
              <table:table-cell office:value-type="string">
                <text:p>cbuf_seq_r</text:p>
                <draw:g>
                  <svg:desc>Sheet1.E4:Sheet1.E4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5:Sheet1.A11</svg:desc>
                </draw:g>
              </table:table-cell>
              <table:table-cell office:value-type="float" office:value="26.262976">
                <text:p>26.262976</text:p>
                <draw:g>
                  <svg:desc>Sheet1.D5:Sheet1.D11</svg:desc>
                </draw:g>
              </table:table-cell>
              <table:table-cell office:value-type="float" office:value="28.204786">
                <text:p>28.204786</text:p>
                <draw:g>
                  <svg:desc>Sheet1.E5:Sheet1.E11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26.516849">
                <text:p>26.516849</text:p>
              </table:table-cell>
              <table:table-cell office:value-type="float" office:value="28.909488">
                <text:p>28.909488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25.745423">
                <text:p>25.745423</text:p>
              </table:table-cell>
              <table:table-cell office:value-type="float" office:value="27.495636">
                <text:p>27.49563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16.888003">
                <text:p>16.888003</text:p>
              </table:table-cell>
              <table:table-cell office:value-type="float" office:value="16.049592">
                <text:p>16.049592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6.692582">
                <text:p>16.692582</text:p>
              </table:table-cell>
              <table:table-cell office:value-type="float" office:value="15.813217">
                <text:p>15.813217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6.700763">
                <text:p>16.700763</text:p>
              </table:table-cell>
              <table:table-cell office:value-type="float" office:value="15.646118">
                <text:p>15.646118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6.490597">
                <text:p>16.490597</text:p>
              </table:table-cell>
              <table:table-cell office:value-type="float" office:value="15.774376">
                <text:p>15.7743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51cm" svg:height="5.473cm" xlink:href=".." xlink:type="simple" chart:class="chart:line" chart:style-name="ch1">
        <chart:legend chart:legend-position="end" svg:x="12.68cm" svg:y="2.188cm" style:legend-expansion="high" chart:style-name="ch2"/>
        <chart:plot-area chart:style-name="ch3" svg:x="0.321cm" svg:y="0.109cm" svg:width="12.038cm" svg:height="5.255cm">
          <chart:coordinate-region svg:x="0.955cm" svg:y="0.309cm" svg:width="10.541cm" svg:height="4.408cm"/>
          <chart:axis chart:dimension="x" chart:name="primary-x" chart:style-name="ch4" chartooo:axis-type="auto">
            <chartooo:date-scale/>
            <chart:categories table:cell-range-address="Sheet1.A5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5:Sheet1.F11" chart:label-cell-address="Sheet1.F4:Sheet1.F4" chart:class="chart:line">
            <chart:data-point chart:repeated="7"/>
          </chart:series>
          <chart:series chart:style-name="ch7" chart:values-cell-range-address="Sheet1.G5:Sheet1.G11" chart:label-cell-address="Sheet1.G4:Sheet1.G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wrap_w</text:p>
                <draw:g>
                  <svg:desc>Sheet1.F4:Sheet1.F4</svg:desc>
                </draw:g>
              </table:table-cell>
              <table:table-cell office:value-type="string">
                <text:p>cbuf_wrap_w</text:p>
                <draw:g>
                  <svg:desc>Sheet1.G4:Sheet1.G4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5:Sheet1.A11</svg:desc>
                </draw:g>
              </table:table-cell>
              <table:table-cell office:value-type="float" office:value="7.396408">
                <text:p>7.396408</text:p>
                <draw:g>
                  <svg:desc>Sheet1.F5:Sheet1.F11</svg:desc>
                </draw:g>
              </table:table-cell>
              <table:table-cell office:value-type="float" office:value="40.154708">
                <text:p>40.154708</text:p>
                <draw:g>
                  <svg:desc>Sheet1.G5:Sheet1.G11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8.047619">
                <text:p>8.047619</text:p>
              </table:table-cell>
              <table:table-cell office:value-type="float" office:value="41.302762">
                <text:p>41.30276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7.485761">
                <text:p>7.485761</text:p>
              </table:table-cell>
              <table:table-cell office:value-type="float" office:value="38.232099">
                <text:p>38.232099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6.669612">
                <text:p>6.669612</text:p>
              </table:table-cell>
              <table:table-cell office:value-type="float" office:value="8.912509">
                <text:p>8.912509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6.626028">
                <text:p>6.626028</text:p>
              </table:table-cell>
              <table:table-cell office:value-type="float" office:value="8.787737">
                <text:p>8.787737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6.694382">
                <text:p>6.694382</text:p>
              </table:table-cell>
              <table:table-cell office:value-type="float" office:value="8.751075">
                <text:p>8.751075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6.601581">
                <text:p>6.601581</text:p>
              </table:table-cell>
              <table:table-cell office:value-type="float" office:value="8.835133">
                <text:p>8.8351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5.977cm" xlink:href=".." xlink:type="simple" chart:class="chart:line" chart:style-name="ch1">
        <chart:legend chart:legend-position="end" svg:x="12.759cm" svg:y="2.44cm" style:legend-expansion="high" chart:style-name="ch2"/>
        <chart:plot-area chart:style-name="ch3" svg:x="0.319cm" svg:y="0.119cm" svg:width="12.121cm" svg:height="5.739cm">
          <chart:coordinate-region svg:x="0.953cm" svg:y="0.318cm" svg:width="10.624cm" svg:height="4.893cm"/>
          <chart:axis chart:dimension="x" chart:name="primary-x" chart:style-name="ch4" chartooo:axis-type="auto">
            <chartooo:date-scale/>
            <chart:categories table:cell-range-address="Sheet1.A5:Sheet1.A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H5:Sheet1.H11" chart:label-cell-address="Sheet1.H4:Sheet1.H4" chart:class="chart:line">
            <chart:data-point chart:repeated="7"/>
          </chart:series>
          <chart:series chart:style-name="ch7" chart:values-cell-range-address="Sheet1.I5:Sheet1.I11" chart:label-cell-address="Sheet1.I4:Sheet1.I4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wrap_r</text:p>
                <draw:g>
                  <svg:desc>Sheet1.H4:Sheet1.H4</svg:desc>
                </draw:g>
              </table:table-cell>
              <table:table-cell office:value-type="string">
                <text:p>cbuf_wrap_r</text:p>
                <draw:g>
                  <svg:desc>Sheet1.I4:Sheet1.I4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5:Sheet1.A11</svg:desc>
                </draw:g>
              </table:table-cell>
              <table:table-cell office:value-type="float" office:value="7.183987">
                <text:p>7.183987</text:p>
                <draw:g>
                  <svg:desc>Sheet1.H5:Sheet1.H11</svg:desc>
                </draw:g>
              </table:table-cell>
              <table:table-cell office:value-type="float" office:value="28.204786">
                <text:p>28.204786</text:p>
                <draw:g>
                  <svg:desc>Sheet1.I5:Sheet1.I11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7.246034">
                <text:p>7.246034</text:p>
              </table:table-cell>
              <table:table-cell office:value-type="float" office:value="26.690787">
                <text:p>26.690787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7.244583">
                <text:p>7.244583</text:p>
              </table:table-cell>
              <table:table-cell office:value-type="float" office:value="28.901788">
                <text:p>28.901788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6.951687">
                <text:p>6.951687</text:p>
              </table:table-cell>
              <table:table-cell office:value-type="float" office:value="16.127101">
                <text:p>16.127101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6.872119">
                <text:p>6.872119</text:p>
              </table:table-cell>
              <table:table-cell office:value-type="float" office:value="15.921871">
                <text:p>15.921871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6.875072">
                <text:p>6.875072</text:p>
              </table:table-cell>
              <table:table-cell office:value-type="float" office:value="15.859092">
                <text:p>15.859092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6.708362">
                <text:p>6.708362</text:p>
              </table:table-cell>
              <table:table-cell office:value-type="float" office:value="15.81169">
                <text:p>15.811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5.207cm" xlink:href=".." xlink:type="simple" chart:class="chart:line" chart:style-name="ch1">
        <chart:legend chart:legend-position="end" svg:x="12.816cm" svg:y="2.055cm" style:legend-expansion="high" chart:style-name="ch2"/>
        <chart:plot-area chart:style-name="ch3" svg:x="0.319cm" svg:y="0.104cm" svg:width="12.178cm" svg:height="4.999cm">
          <chart:coordinate-region svg:x="0.953cm" svg:y="0.303cm" svg:width="10.681cm" svg:height="4.153cm"/>
          <chart:axis chart:dimension="x" chart:name="primary-x" chart:style-name="ch4" chartooo:axis-type="auto">
            <chartooo:date-scale/>
            <chart:categories table:cell-range-address="Sheet1.A39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39:Sheet1.B45" chart:label-cell-address="Sheet1.B38:Sheet1.B38" chart:class="chart:line">
            <chart:data-point chart:repeated="7"/>
          </chart:series>
          <chart:series chart:style-name="ch7" chart:values-cell-range-address="Sheet1.C39:Sheet1.C45" chart:label-cell-address="Sheet1.C38:Sheet1.C3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seq_w</text:p>
                <draw:g>
                  <svg:desc>Sheet1.B38:Sheet1.B38</svg:desc>
                </draw:g>
              </table:table-cell>
              <table:table-cell office:value-type="string">
                <text:p>cbuf_seq_w</text:p>
                <draw:g>
                  <svg:desc>Sheet1.C38:Sheet1.C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39:Sheet1.A45</svg:desc>
                </draw:g>
              </table:table-cell>
              <table:table-cell office:value-type="float" office:value="29.343825">
                <text:p>29.343825</text:p>
                <draw:g>
                  <svg:desc>Sheet1.B39:Sheet1.B45</svg:desc>
                </draw:g>
              </table:table-cell>
              <table:table-cell office:value-type="float" office:value="29.343825">
                <text:p>29.343825</text:p>
                <draw:g>
                  <svg:desc>Sheet1.C39:Sheet1.C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3.852">
                <text:p>33.852</text:p>
              </table:table-cell>
              <table:table-cell office:value-type="float" office:value="32.073125">
                <text:p>32.073125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5.188905">
                <text:p>35.188905</text:p>
              </table:table-cell>
              <table:table-cell office:value-type="float" office:value="33.844961">
                <text:p>33.844961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1.058065">
                <text:p>21.058065</text:p>
              </table:table-cell>
              <table:table-cell office:value-type="float" office:value="19.525685">
                <text:p>19.52568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8.66891">
                <text:p>8.66891</text:p>
              </table:table-cell>
              <table:table-cell office:value-type="float" office:value="9.331623">
                <text:p>9.33162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8.259478">
                <text:p>8.259478</text:p>
              </table:table-cell>
              <table:table-cell office:value-type="float" office:value="8.451684">
                <text:p>8.451684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8.393929">
                <text:p>8.393929</text:p>
              </table:table-cell>
              <table:table-cell office:value-type="float" office:value="8.754643">
                <text:p>8.7546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5.101cm" xlink:href=".." xlink:type="simple" chart:class="chart:line" chart:style-name="ch1">
        <chart:legend chart:legend-position="end" svg:x="12.95cm" svg:y="2.002cm" style:legend-expansion="high" chart:style-name="ch2"/>
        <chart:plot-area chart:style-name="ch3" svg:x="0.319cm" svg:y="0.102cm" svg:width="12.312cm" svg:height="4.897cm">
          <chart:coordinate-region svg:x="0.953cm" svg:y="0.301cm" svg:width="10.815cm" svg:height="4.051cm"/>
          <chart:axis chart:dimension="x" chart:name="primary-x" chart:style-name="ch4" chartooo:axis-type="auto">
            <chartooo:date-scale/>
            <chart:categories table:cell-range-address="Sheet1.A39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39:Sheet1.D45" chart:label-cell-address="Sheet1.D38:Sheet1.D38" chart:class="chart:line">
            <chart:data-point chart:repeated="7"/>
          </chart:series>
          <chart:series chart:style-name="ch7" chart:values-cell-range-address="Sheet1.E39:Sheet1.E45" chart:label-cell-address="Sheet1.E38:Sheet1.E3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seq_r</text:p>
                <draw:g>
                  <svg:desc>Sheet1.D38:Sheet1.D38</svg:desc>
                </draw:g>
              </table:table-cell>
              <table:table-cell office:value-type="string">
                <text:p>cbuf_seq_r</text:p>
                <draw:g>
                  <svg:desc>Sheet1.E38:Sheet1.E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39:Sheet1.A45</svg:desc>
                </draw:g>
              </table:table-cell>
              <table:table-cell office:value-type="float" office:value="38.146973">
                <text:p>38.146973</text:p>
                <draw:g>
                  <svg:desc>Sheet1.D39:Sheet1.D45</svg:desc>
                </draw:g>
              </table:table-cell>
              <table:table-cell office:value-type="float" office:value="42.385525">
                <text:p>42.385525</text:p>
                <draw:g>
                  <svg:desc>Sheet1.E39:Sheet1.E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48.363832">
                <text:p>48.363832</text:p>
              </table:table-cell>
              <table:table-cell office:value-type="float" office:value="53.917983">
                <text:p>53.91798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51.626269">
                <text:p>51.626269</text:p>
              </table:table-cell>
              <table:table-cell office:value-type="float" office:value="53.912029">
                <text:p>53.912029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4.967243">
                <text:p>24.967243</text:p>
              </table:table-cell>
              <table:table-cell office:value-type="float" office:value="22.415059">
                <text:p>22.415059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2.713837">
                <text:p>12.713837</text:p>
              </table:table-cell>
              <table:table-cell office:value-type="float" office:value="14.131013">
                <text:p>14.13101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5.186283">
                <text:p>15.186283</text:p>
              </table:table-cell>
              <table:table-cell office:value-type="float" office:value="16.229315">
                <text:p>16.229315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9.417984">
                <text:p>19.417984</text:p>
              </table:table-cell>
              <table:table-cell office:value-type="float" office:value="18.84612">
                <text:p>18.8461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6cm" svg:height="5.075cm" xlink:href=".." xlink:type="simple" chart:class="chart:line" chart:style-name="ch1">
        <chart:legend chart:legend-position="end" svg:x="12.625cm" svg:y="1.989cm" style:legend-expansion="high" chart:style-name="ch2"/>
        <chart:plot-area chart:style-name="ch3" svg:x="0.319cm" svg:y="0.101cm" svg:width="11.987cm" svg:height="4.873cm">
          <chart:coordinate-region svg:x="0.953cm" svg:y="0.3cm" svg:width="10.491cm" svg:height="4.027cm"/>
          <chart:axis chart:dimension="x" chart:name="primary-x" chart:style-name="ch4" chartooo:axis-type="auto">
            <chartooo:date-scale/>
            <chart:categories table:cell-range-address="Sheet1.A39:Sheet1.A4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39:Sheet1.F45" chart:label-cell-address="Sheet1.F38:Sheet1.F38" chart:class="chart:line">
            <chart:data-point chart:repeated="7"/>
          </chart:series>
          <chart:series chart:style-name="ch7" chart:values-cell-range-address="Sheet1.G39:Sheet1.G45" chart:label-cell-address="Sheet1.G38:Sheet1.G38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f_wrap_w</text:p>
                <draw:g>
                  <svg:desc>Sheet1.F38:Sheet1.F38</svg:desc>
                </draw:g>
              </table:table-cell>
              <table:table-cell office:value-type="string">
                <text:p>cbuf_wrap_w</text:p>
                <draw:g>
                  <svg:desc>Sheet1.G38:Sheet1.G3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096</text:p>
                <draw:g>
                  <svg:desc>Sheet1.A39:Sheet1.A45</svg:desc>
                </draw:g>
              </table:table-cell>
              <table:table-cell office:value-type="float" office:value="31.789144">
                <text:p>31.789144</text:p>
                <draw:g>
                  <svg:desc>Sheet1.F39:Sheet1.F45</svg:desc>
                </draw:g>
              </table:table-cell>
              <table:table-cell office:value-type="float" office:value="29.343825">
                <text:p>29.343825</text:p>
                <draw:g>
                  <svg:desc>Sheet1.G39:Sheet1.G45</svg:desc>
                </draw:g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36.48246">
                <text:p>36.48246</text:p>
              </table:table-cell>
              <table:table-cell office:value-type="float" office:value="35.839786">
                <text:p>35.839786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5.576047">
                <text:p>35.576047</text:p>
              </table:table-cell>
              <table:table-cell office:value-type="float" office:value="34.490446">
                <text:p>34.490446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20.968538">
                <text:p>20.968538</text:p>
              </table:table-cell>
              <table:table-cell office:value-type="float" office:value="19.143217">
                <text:p>19.143217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8.556861">
                <text:p>8.556861</text:p>
              </table:table-cell>
              <table:table-cell office:value-type="float" office:value="8.755748">
                <text:p>8.755748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8.354476">
                <text:p>8.354476</text:p>
              </table:table-cell>
              <table:table-cell office:value-type="float" office:value="8.51244">
                <text:p>8.51244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8.318813">
                <text:p>8.318813</text:p>
              </table:table-cell>
              <table:table-cell office:value-type="float" office:value="8.679111">
                <text:p>8.67911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